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1E54000001BB000001BBE016AA01CA8D16B4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7d1d1" draw:textarea-horizontal-align="justify" draw:textarea-vertical-align="middle" draw:auto-grow-height="false" fo:min-height="0.208cm" fo:min-width="1.93cm"/>
    </style:style>
    <style:style style:name="gr2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3.857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87d1d1" draw:textarea-horizontal-align="justify" draw:textarea-vertical-align="middle" draw:auto-grow-height="false" fo:min-height="0.249cm" fo:min-width="2.074cm"/>
    </style:style>
    <style:style style:name="gr4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361cm" fo:min-width="10.048cm" fo:padding-top="0.177cm" fo:padding-bottom="0.177cm" fo:padding-left="0.302cm" fo:padding-right="0.302cm"/>
    </style:style>
    <style:style style:name="gr5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635cm" fo:min-width="2.542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-color="#87d1d1" draw:textarea-horizontal-align="justify" draw:textarea-vertical-align="middle" draw:auto-grow-height="false" fo:min-height="0.204cm" fo:min-width="2.782cm"/>
    </style:style>
    <style:style style:name="gr7" style:family="graphic" style:parent-style-name="standard">
      <style:graphic-properties svg:stroke-color="#000000" draw:fill-color="#87d1d1" draw:textarea-horizontal-align="justify" draw:textarea-vertical-align="middle" draw:auto-grow-height="false" fo:min-height="0.247cm" fo:min-width="2.33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87d1d1" draw:textarea-horizontal-align="justify" draw:textarea-vertical-align="middle" draw:auto-grow-height="false" fo:min-height="0.223cm" fo:min-width="2.782cm"/>
    </style:style>
    <style:style style:name="gr10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3.31cm"/>
    </style:style>
    <style:style style:name="gr11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4.231cm"/>
    </style:style>
    <style:style style:name="gr12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055cm"/>
    </style:style>
    <style:style style:name="gr13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264cm"/>
    </style:style>
    <style:style style:name="gr14" style:family="graphic" style:parent-style-name="standard">
      <style:graphic-properties draw:stroke="none" svg:stroke-color="#000000" draw:fill="none" draw:fill-color="#ffffff" fo:min-height="0.475cm"/>
    </style:style>
    <style:style style:name="gr15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349cm"/>
    </style:style>
    <style:style style:name="gr16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701cm" fo:min-width="5.205cm"/>
    </style:style>
    <style:style style:name="gr17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4.824cm"/>
    </style:style>
    <style:style style:name="gr18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147cm" fo:min-width="3.293cm"/>
    </style:style>
    <style:style style:name="gr19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52cm" fo:min-width="4.967cm"/>
    </style:style>
    <style:style style:name="gr20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823cm" fo:min-width="2.513cm" fo:padding-top="0.177cm" fo:padding-bottom="0.177cm" fo:padding-left="0.302cm" fo:padding-right="0.302cm"/>
    </style:style>
    <style:style style:name="gr21" style:family="graphic" style:parent-style-name="standard">
      <style:graphic-properties svg:stroke-color="#000000" draw:fill-color="#87d1d1" draw:textarea-horizontal-align="justify" draw:textarea-vertical-align="middle" draw:auto-grow-height="false" fo:min-height="0.242cm" fo:min-width="2.936cm"/>
    </style:style>
    <style:style style:name="gr22" style:family="graphic" style:parent-style-name="standard">
      <style:graphic-properties draw:fill-color="#9d85be" draw:opacity="40%" draw:textarea-horizontal-align="justify" draw:textarea-vertical-align="middle" draw:auto-grow-height="false" fo:min-height="8.426cm" fo:min-width="7.641cm"/>
    </style:style>
    <style:style style:name="gr23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62cm" fo:padding-top="0.204cm" fo:padding-bottom="0.204cm" fo:padding-left="0.329cm" fo:padding-right="0.329cm"/>
    </style:style>
    <style:style style:name="gr24" style:family="graphic" style:parent-style-name="standard">
      <style:graphic-properties draw:stroke="solid" svg:stroke-width="0.159cm" svg:stroke-color="#000000" draw:marker-start-width="0.438cm" draw:marker-end-width="0.438cm" draw:fill-color="#87d1d1" draw:textarea-horizontal-align="justify" draw:textarea-vertical-align="top" draw:auto-grow-height="false" fo:min-height="2.264cm" fo:min-width="3.038cm" fo:padding-top="0.204cm" fo:padding-bottom="0.204cm" fo:padding-left="0.329cm" fo:padding-right="0.329cm"/>
    </style:style>
    <style:style style:name="gr25" style:family="graphic" style:parent-style-name="standard">
      <style:graphic-properties svg:stroke-color="#000000" draw:fill-color="#e0efd4" draw:textarea-horizontal-align="justify" draw:textarea-vertical-align="middle" draw:auto-grow-height="false" fo:min-height="0.466cm" fo:min-width="2.744cm"/>
    </style:style>
    <style:style style:name="gr26" style:family="graphic" style:parent-style-name="standard">
      <style:graphic-properties svg:stroke-color="#000000" draw:fill-color="#e0efd4" draw:textarea-horizontal-align="justify" draw:textarea-vertical-align="middle" draw:auto-grow-height="false" fo:min-height="0.446cm" fo:min-width="2.744cm"/>
    </style:style>
    <style:style style:name="gr27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1.242cm" fo:min-width="1.553cm" fo:padding-top="0.204cm" fo:padding-bottom="0.204cm" fo:padding-left="0.329cm" fo:padding-right="0.329cm"/>
    </style:style>
    <style:style style:name="gr28" style:family="graphic" style:parent-style-name="standard">
      <style:graphic-properties svg:stroke-color="#000000" draw:fill-color="#72bf44" draw:textarea-horizontal-align="justify" draw:textarea-vertical-align="middle" draw:auto-grow-height="false" fo:min-height="0.618cm" fo:min-width="0.437cm"/>
    </style:style>
    <style:style style:name="gr29" style:family="graphic" style:parent-style-name="standard">
      <style:graphic-properties draw:stroke="solid" draw:stroke-dash="Dashed_20__28_var_29_" svg:stroke-width="0.159cm" svg:stroke-color="#000000" draw:marker-start-width="0.438cm" draw:marker-end-width="0.438cm" draw:fill-color="#87d1d1" draw:textarea-horizontal-align="justify" draw:textarea-vertical-align="middle" draw:auto-grow-height="false" fo:min-height="0.703cm" fo:min-width="1.009cm" fo:padding-top="0.204cm" fo:padding-bottom="0.204cm" fo:padding-left="0.329cm" fo:padding-right="0.329cm"/>
    </style:style>
    <style:style style:name="gr30" style:family="graphic" style:parent-style-name="standard">
      <style:graphic-properties svg:stroke-color="#000000" draw:fill-color="#72bf44" draw:textarea-horizontal-align="justify" draw:textarea-vertical-align="middle" draw:auto-grow-height="false" fo:min-height="0.639cm" fo:min-width="0.437cm"/>
    </style:style>
    <style:style style:name="gr31" style:family="graphic" style:parent-style-name="standard">
      <style:graphic-properties svg:stroke-color="#000000" draw:fill-color="#72bf44" draw:textarea-horizontal-align="justify" draw:textarea-vertical-align="middle" draw:auto-grow-height="false" fo:min-height="0.73cm" fo:min-width="1.039cm"/>
    </style:style>
    <style:style style:name="gr32" style:family="graphic" style:parent-style-name="standard">
      <style:graphic-properties draw:stroke="none" draw:fill-color="#cccccc" draw:textarea-horizontal-align="justify" draw:textarea-vertical-align="middle" draw:auto-grow-height="false" fo:min-height="6.354cm" fo:min-width="6.771cm"/>
    </style:style>
    <style:style style:name="gr33" style:family="graphic" style:parent-style-name="standard" style:list-style-name="L2">
      <style:graphic-properties svg:stroke-color="#000000" draw:fill-color="#fcd4d1" draw:textarea-horizontal-align="justify" draw:textarea-vertical-align="middle" draw:auto-grow-height="false" fo:min-height="1.618cm" fo:min-width="6.101cm"/>
    </style:style>
    <style:style style:name="gr34" style:family="graphic" style:parent-style-name="standard">
      <style:graphic-properties svg:stroke-color="#000000" draw:fill-color="#bce4e5" draw:textarea-horizontal-align="justify" draw:textarea-vertical-align="middle" draw:auto-grow-height="false" fo:min-height="0.242cm" fo:min-width="2.264cm"/>
    </style:style>
    <style:style style:name="gr35" style:family="graphic" style:parent-style-name="standard">
      <style:graphic-properties draw:stroke="solid" draw:stroke-dash="Dashed_20__28_var_29_" svg:stroke-width="0.106cm" svg:stroke-color="#000000" draw:marker-start-width="0.358cm" draw:marker-end-width="0.358cm" draw:fill-color="#00a65d" draw:textarea-horizontal-align="justify" draw:textarea-vertical-align="middle" draw:auto-grow-height="false" fo:min-height="0.678cm" fo:min-width="4.207cm" fo:padding-top="0.177cm" fo:padding-bottom="0.177cm" fo:padding-left="0.302cm" fo:padding-right="0.302cm"/>
    </style:style>
    <style:style style:name="gr3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87d1d1"/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00a65d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e181e" fo:font-weight="bold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loext:graphic-properties draw:fill-color="#fcd4d1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9d85be" draw:opacity="40%"/>
      <style:paragraph-properties fo:text-align="center"/>
      <style:text-properties fo:font-size="18pt" fo:font-weight="bold" style:font-size-asian="13pt" style:font-size-complex="13pt"/>
    </style:style>
    <style:style style:name="P10" style:family="paragraph">
      <loext:graphic-properties draw:fill-color="#87d1d1"/>
      <style:paragraph-properties fo:text-align="center"/>
      <style:text-properties fo:font-size="10.5pt" fo:font-weight="bold" style:font-size-asian="10.5pt" style:font-size-complex="10.5pt"/>
    </style:style>
    <style:style style:name="P11" style:family="paragraph">
      <loext:graphic-properties draw:fill-color="#87d1d1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4" style:family="paragraph">
      <loext:graphic-properties draw:fill-color="#72bf44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fcd4d1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-color="#00a65d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color="#ce181e" fo:font-size="12pt" fo:font-weight="bold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fo:font-weight="bold" style:font-size-asian="10.5pt" style:font-size-complex="10.5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7pt" fo:font-weight="normal" style:font-size-asian="7pt" style:font-weight-asian="normal" style:font-size-complex="7pt" style:font-weight-complex="normal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1E54000001BB000001BBE016AA01CA8D16B4.svg" xlink:type="simple" xlink:show="embed" xlink:actuate="onLoad">
        <style:list-level-properties text:min-label-width="0.6cm" style:vertical-pos="middle" style:vertical-rel="line" fo:width="0.443cm" fo:height="0.44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2.694cm" svg:height="0.648cm" svg:x="8.304cm" svg:y="3.286cm">
          <text:p text:style-name="P1"><text:span text:style-name="T1">DRICH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0" draw:id="id10" draw:layer="layout" svg:width="4.461cm" svg:height="0.715cm" svg:x="9.872cm" svg:y="1.148cm">
          <text:p text:style-name="P1"><text:span text:style-name="T2">DD4hep Sim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20" draw:id="id20" draw:layer="layout" svg:width="2.854cm" svg:height="0.707cm" svg:x="8.236cm" svg:y="6.859cm">
          <text:p text:style-name="P1"><text:span text:style-name="T1">DRICHRawHi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3" xml:id="id15" draw:id="id15" draw:layer="layout" svg:width="10.652cm" svg:height="0.715cm" svg:x="13.689cm" svg:y="19.583cm">
          <draw:glue-point draw:id="8" svg:x="-3.971cm" svg:y="-5.748cm"/>
          <draw:glue-point draw:id="9" svg:x="3.924cm" svg:y="-5.748cm"/>
          <text:p text:style-name="P1"><text:span text:style-name="T2">Reconstruction Out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12" draw:id="id12" draw:layer="layout" svg:width="3.146cm" svg:height="0.989cm" svg:x="15.244cm" svg:y="3.151cm">
          <text:p text:style-name="P1"><text:span text:style-name="T2">Track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5" draw:id="id5" draw:layer="layout" svg:width="3.638cm" svg:height="0.642cm" svg:x="14.986cm" svg:y="7.568cm">
          <text:p text:style-name="P1"><text:span text:style-name="T1">DRICHGas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1" draw:id="id1" draw:layer="layout" svg:width="3.146cm" svg:height="0.703cm" svg:x="15.244cm" svg:y="4.18cm">
          <text:p text:style-name="P1"><text:span text:style-name="T1">CKFTrajectori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draw:type="line" svg:x1="16.817cm" svg:y1="4.883cm" svg:x2="16.835cm" svg:y2="5.499cm" draw:start-shape="id1" draw:start-glue-point="6" draw:end-shape="id2" draw:end-glue-point="4" svg:d="M16817 4883l18 616" svg:viewBox="0 0 19 617">
          <text:p/>
        </draw:connector>
        <draw:custom-shape draw:style-name="gr9" draw:text-style-name="P2" xml:id="id3" draw:id="id3" draw:layer="layout" svg:width="3.638cm" svg:height="0.669cm" svg:x="15.01cm" svg:y="6.899cm">
          <text:p text:style-name="P1"><text:span text:style-name="T1">DRICHAerogel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4" draw:layer="layout" svg:x1="15.01cm" svg:y1="7.234cm" svg:x2="13.184cm" svg:y2="12.684cm" draw:start-shape="id3" draw:start-glue-point="5" draw:end-shape="id4" draw:end-glue-point="4" svg:d="M15010 7234h-1826v5450" svg:viewBox="0 0 1827 5451">
          <text:p/>
        </draw:connector>
        <draw:connector draw:style-name="gr8" draw:text-style-name="P4" draw:layer="layout" svg:x1="14.986cm" svg:y1="7.889cm" svg:x2="13.184cm" svg:y2="12.684cm" draw:start-shape="id5" draw:start-glue-point="5" draw:end-shape="id4" draw:end-glue-point="4" svg:d="M14986 7889h-1802v4795" svg:viewBox="0 0 1803 4796">
          <text:p/>
        </draw:connector>
        <draw:custom-shape draw:style-name="gr10" draw:text-style-name="P2" xml:id="id18" draw:id="id18" draw:layer="layout" svg:width="4.224cm" svg:height="0.696cm" svg:x="17.183cm" svg:y="10.968cm">
          <text:p text:style-name="P1"><text:span text:style-name="T1">DRICHTrackRefle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2" xml:id="id6" draw:id="id6" draw:layer="layout" svg:width="3.638cm" svg:height="0.669cm" svg:x="15.011cm" svg:y="8.224cm">
          <text:p text:style-name="P1"><text:span text:style-name="T1">DRICHMirrorTrac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2" xml:id="id8" draw:id="id8" draw:layer="layout" svg:width="5.245cm" svg:height="0.696cm" svg:x="10.561cm" svg:y="14.601cm">
          <text:p text:style-name="P1"><text:span text:style-name="T1">DRICHIrtCherenkov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2" xml:id="id19" draw:id="id19" draw:layer="layout" svg:width="2.833cm" svg:height="0.696cm" svg:x="8.246cm" svg:y="7.582cm">
          <text:p text:style-name="P1"><text:span text:style-name="T1">DRICHMCPhot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svg:x1="18.649cm" svg:y1="8.559cm" svg:x2="19.334cm" svg:y2="9.555cm" draw:start-shape="id6" draw:start-glue-point="7" draw:end-shape="id7" draw:end-glue-point="4" svg:d="M18649 8559h685v996" svg:viewBox="0 0 686 997">
          <text:p/>
        </draw:connector>
        <draw:custom-shape draw:style-name="gr13" draw:text-style-name="P2" xml:id="id14" draw:id="id14" draw:layer="layout" svg:width="3.064cm" svg:height="0.696cm" svg:x="11.651cm" svg:y="17.454cm">
          <text:p text:style-name="P1"><text:span text:style-name="T1">DRICHParticle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draw:type="line" svg:x1="13.184cm" svg:y1="15.297cm" svg:x2="13.183cm" svg:y2="16.07cm" draw:start-shape="id8" draw:start-glue-point="6" draw:end-shape="id9" draw:end-glue-point="4" svg:d="M13184 15297l-1 773" svg:viewBox="0 0 2 774">
          <text:p/>
        </draw:connector>
        <draw:frame draw:style-name="gr14" draw:text-style-name="P6" draw:layer="layout" svg:width="1.905cm" svg:height="0.725cm" svg:x="20.685cm" svg:y="8.955cm">
          <draw:text-box>
            <text:p><text:span text:style-name="T3">TOD</text:span><text:span text:style-name="T3">O</text:span></text:p>
          </draw:text-box>
        </draw:frame>
        <draw:custom-shape draw:style-name="gr15" draw:text-style-name="P8" xml:id="id9" draw:id="id9" draw:layer="layout" svg:width="3.849cm" svg:height="1.397cm" svg:x="11.259cm" svg:y="16.07cm">
          <text:list text:style-name="L2">
            <text:list-item>
              <text:p text:style-name="P7"><text:span text:style-name="T4">IrtParticleID</text:span></text:p>
            </text:list-item>
            <text:list-item>
              <text:p text:style-name="P7"><text:span text:style-name="T4">IrtParticleID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xml:id="id4" draw:id="id4" draw:layer="layout" svg:width="5.705cm" svg:height="1.951cm" svg:x="10.331cm" svg:y="12.684cm">
          <draw:glue-point draw:id="8" svg:x="-1.765cm" svg:y="-5.01cm"/>
          <draw:glue-point draw:id="9" svg:x="1.574cm" svg:y="-5.01cm"/>
          <text:list text:style-name="L2">
            <text:list-item>
              <text:p text:style-name="P7"><text:span text:style-name="T4">IrtCherenkovParticleID</text:span></text:p>
            </text:list-item>
            <text:list-item>
              <text:p text:style-name="P7"><text:span text:style-name="T4">IrtCherenkovParticleID_factory</text:span></text:p>
            </text:list-item>
            <text:list-item>
              <text:p text:style-name="P7"><text:span text:style-name="T4">IrtCherenkovParticleID_processor</text:span></text:p>
            </text:list-item>
          </text:list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7" draw:text-style-name="P8" xml:id="id7" draw:id="id7" draw:layer="layout" svg:width="5.324cm" svg:height="1.397cm" svg:x="16.672cm" svg:y="9.555cm">
          <text:list text:style-name="L2">
            <text:list-item>
              <text:p text:style-name="P7"><text:span text:style-name="T4">RichTrackReflections</text:span></text:p>
            </text:list-item>
            <text:list-item>
              <text:p text:style-name="P7"><text:span text:style-name="T4">RichTrackReflections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xml:id="id2" draw:id="id2" draw:layer="layout" svg:width="3.793cm" svg:height="1.397cm" svg:x="14.939cm" svg:y="5.499cm">
          <text:list text:style-name="L2">
            <text:list-item>
              <text:p text:style-name="P7"><text:span text:style-name="T4">TrackPropagation</text:span></text:p>
            </text:list-item>
            <text:list-item>
              <text:p text:style-name="P7"><text:span text:style-name="T4">RichTrack_factory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8" xml:id="id13" draw:id="id13" draw:layer="layout" svg:width="5.467cm" svg:height="1.77cm" svg:x="6.918cm" svg:y="5.064cm">
          <text:list text:style-name="L2">
            <text:list-item>
              <text:p text:style-name="P7"><text:span text:style-name="T4">PhotoMultiplierHitDigi</text:span></text:p>
            </text:list-item>
            <text:list-item>
              <text:p text:style-name="P7"><text:span text:style-name="T4">PhotoMultiplierHitDigi_factory</text:span></text:p>
            </text:list-item>
            <text:list-item>
              <text:p text:style-name="P7"><text:span text:style-name="T4">Digitizer_processo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5" draw:layer="layout" draw:line-skew="-0.254cm" svg:x1="12.103cm" svg:y1="1.863cm" svg:x2="9.651cm" svg:y2="3.286cm" draw:start-shape="id10" draw:start-glue-point="6" draw:end-shape="id11" draw:end-glue-point="4" svg:d="M12103 1863v484h-2452v939" svg:viewBox="0 0 2453 1424">
          <text:p/>
        </draw:connector>
        <draw:connector draw:style-name="gr8" draw:text-style-name="P5" draw:layer="layout" draw:line-skew="-0.16cm" svg:x1="12.103cm" svg:y1="1.863cm" svg:x2="16.817cm" svg:y2="3.151cm" draw:start-shape="id10" draw:start-glue-point="6" draw:end-shape="id12" draw:end-glue-point="4" svg:d="M12103 1863v484h4714v804" svg:viewBox="0 0 4715 1289">
          <text:p/>
        </draw:connector>
        <draw:connector draw:style-name="gr8" draw:text-style-name="P5" draw:layer="layout" draw:type="lines" svg:x1="9.651cm" svg:y1="3.934cm" svg:x2="9.651cm" svg:y2="5.064cm" draw:start-shape="id11" draw:start-glue-point="6" draw:end-shape="id13" draw:end-glue-point="4" svg:d="M9651 3934v502 127 501" svg:viewBox="0 0 1 1131">
          <text:p/>
        </draw:connector>
        <draw:custom-shape draw:style-name="gr20" draw:text-style-name="P3" xml:id="id16" draw:id="id16" draw:layer="layout" svg:width="3.117cm" svg:height="1.177cm" svg:x="22.272cm" svg:y="16.112cm">
          <draw:glue-point draw:id="8" svg:x="-3.962cm" svg:y="-4.774cm"/>
          <text:p text:style-name="P1"><text:span text:style-name="T2">Particle</text:span></text:p>
          <text:p text:style-name="P1"><text:span text:style-name="T2">Re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xml:id="id17" draw:id="id17" draw:layer="layout" svg:width="3.808cm" svg:height="0.696cm" svg:x="22.003cm" svg:y="17.322cm">
          <text:p text:style-name="P1"><text:span text:style-name="T1">ReconstructedPartic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5" draw:layer="layout" draw:type="lines" svg:x1="13.183cm" svg:y1="18.15cm" svg:x2="14.786cm" svg:y2="19.583cm" draw:start-shape="id14" draw:start-glue-point="6" draw:end-shape="id15" draw:end-glue-point="8" svg:d="M13183 18150v502l1603 377v554" svg:viewBox="0 0 1604 1434">
          <text:p/>
        </draw:connector>
        <draw:frame draw:style-name="gr14" draw:text-style-name="P6" draw:layer="layout" svg:width="1.905cm" svg:height="0.725cm" svg:x="18.78cm" svg:y="16.296cm">
          <draw:text-box>
            <text:p><text:span text:style-name="T3">TODO</text:span></text:p>
          </draw:text-box>
        </draw:frame>
        <draw:connector draw:style-name="gr8" draw:text-style-name="P5" draw:layer="layout" draw:line-skew="-6.637cm" svg:x1="12.103cm" svg:y1="1.863cm" svg:x2="23.831cm" svg:y2="16.112cm" draw:start-shape="id10" draw:start-glue-point="6" draw:end-shape="id16" draw:end-glue-point="4" svg:d="M12103 1863v487h11728v13762" svg:viewBox="0 0 11729 14250">
          <text:p/>
        </draw:connector>
        <draw:connector draw:style-name="gr8" draw:text-style-name="P5" draw:layer="layout" svg:x1="18.39cm" svg:y1="3.645cm" svg:x2="23.831cm" svg:y2="16.112cm" draw:start-shape="id12" draw:start-glue-point="7" draw:end-shape="id16" draw:end-glue-point="4" svg:d="M18390 3645h5441v12467" svg:viewBox="0 0 5442 12468">
          <text:p/>
        </draw:connector>
        <draw:connector draw:style-name="gr8" draw:text-style-name="P5" draw:layer="layout" draw:type="lines" svg:x1="14.715cm" svg:y1="17.802cm" svg:x2="22.272cm" svg:y2="16.701cm" draw:start-shape="id14" draw:start-glue-point="7" draw:end-shape="id16" draw:end-glue-point="5" svg:d="M14715 17802h502l6501-1101h554" svg:viewBox="0 0 7558 1102">
          <text:p/>
        </draw:connector>
        <draw:connector draw:style-name="gr8" draw:text-style-name="P5" draw:layer="layout" draw:type="lines" svg:x1="23.907cm" svg:y1="18.018cm" svg:x2="23.194cm" svg:y2="19.583cm" draw:start-shape="id17" draw:start-glue-point="6" draw:end-shape="id15" draw:end-glue-point="9" svg:d="M23907 18018v502l-713 509v554" svg:viewBox="0 0 714 1566">
          <text:p/>
        </draw:connector>
        <draw:connector draw:style-name="gr8" draw:text-style-name="P5" draw:layer="layout" svg:x1="17.183cm" svg:y1="11.316cm" svg:x2="14.08cm" svg:y2="12.684cm" draw:start-shape="id18" draw:start-glue-point="5" draw:end-shape="id4" draw:end-glue-point="9" svg:d="M17183 11316h-3103v1368" svg:viewBox="0 0 3104 1369">
          <text:p/>
        </draw:connector>
        <draw:connector draw:style-name="gr8" draw:text-style-name="P5" draw:layer="layout" svg:x1="11.079cm" svg:y1="7.93cm" svg:x2="12.177cm" svg:y2="12.684cm" draw:start-shape="id19" draw:start-glue-point="7" draw:end-shape="id4" draw:end-glue-point="8" svg:d="M11079 7930h1098v4754" svg:viewBox="0 0 1099 4755">
          <text:p/>
        </draw:connector>
        <draw:connector draw:style-name="gr8" draw:text-style-name="P5" draw:layer="layout" svg:x1="11.09cm" svg:y1="7.213cm" svg:x2="12.177cm" svg:y2="12.684cm" draw:start-shape="id20" draw:start-glue-point="7" draw:end-shape="id4" draw:end-glue-point="8" svg:d="M11090 7213h1087v5471" svg:viewBox="0 0 1088 5472">
          <text:p/>
        </draw:connector>
        <draw:frame draw:style-name="gr14" draw:text-style-name="P6" draw:layer="layout" svg:width="1.905cm" svg:height="0.725cm" svg:x="6.481cm" svg:y="7.5cm">
          <draw:text-box>
            <text:p><text:span text:style-name="T3">FIXME</text:span></text:p>
          </draw:text-box>
        </draw:frame>
      </draw:page>
      <draw:page draw:name="page2" draw:style-name="dp1" draw:master-page-name="Default">
        <draw:custom-shape draw:style-name="gr22" draw:text-style-name="P9" draw:layer="layout" svg:width="8.141cm" svg:height="8.676cm" svg:x="15.459cm" svg:y="11.24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0" xml:id="id23" draw:id="id23" draw:layer="layout" svg:width="1.72cm" svg:height="1.111cm" svg:x="18.745cm" svg:y="12.112cm">
          <text:p text:style-name="P1"><text:span text:style-name="T5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 xml:id="id21" draw:id="id21">
          <draw:g>
            <draw:custom-shape draw:style-name="gr24" draw:text-style-name="P11" draw:layer="layout" svg:width="3.696cm" svg:height="2.672cm" svg:x="17.785cm" svg:y="16.591cm">
              <text:p text:style-name="P1"><text:span text:style-name="T6">Rich</text:span><text:span text:style-name="T6">Geo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5" draw:text-style-name="P12" draw:layer="layout" svg:width="3.244cm" svg:height="0.716cm" svg:x="17.976cm" svg:y="17.323cm">
              <text:p text:style-name="P1"><text:span text:style-name="T7">D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26" draw:text-style-name="P12" draw:layer="layout" svg:width="3.244cm" svg:height="0.696cm" svg:x="17.951cm" svg:y="18.295cm">
              <text:p text:style-name="P1"><text:span text:style-name="T7">PFRIC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draw:g>
        </draw:g>
        <draw:custom-shape draw:style-name="gr27" draw:text-style-name="P10" xml:id="id24" draw:id="id24" draw:layer="layout" svg:width="2.211cm" svg:height="1.65cm" svg:x="21.001cm" svg:y="11.861cm">
          <text:p text:style-name="P1"><text:span text:style-name="T5">epic</text:span></text:p>
          <text:p text:style-name="P1"><text:span text:style-name="T8">DD4hep</text:span></text:p>
          <text:p text:style-name="P1"><text:span text:style-name="T8">Geomet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draw:type="line" svg:x1="17.785cm" svg:y1="17.927cm" svg:x2="15.459cm" svg:y2="17.923cm" draw:start-shape="id21" draw:start-glue-point="3" draw:end-shape="id22" draw:end-glue-point="7" svg:d="M17785 17927l-2326-4" svg:viewBox="0 0 2327 5">
          <text:p/>
        </draw:connector>
        <draw:connector draw:style-name="gr8" draw:text-style-name="P13" draw:layer="layout" draw:type="lines" svg:x1="19.605cm" svg:y1="13.223cm" svg:x2="19.633cm" svg:y2="16.591cm" draw:start-shape="id23" draw:start-glue-point="6" draw:end-shape="id21" draw:end-glue-point="0" svg:d="M19605 13223v580l28 2208v580" svg:viewBox="0 0 29 3369">
          <text:p/>
        </draw:connector>
        <draw:connector draw:style-name="gr8" draw:text-style-name="P13" draw:layer="layout" draw:type="lines" svg:x1="22.107cm" svg:y1="13.511cm" svg:x2="22.082cm" svg:y2="14.244cm" draw:start-shape="id24" draw:start-glue-point="6" draw:end-shape="id25" draw:end-glue-point="4" svg:d="M22107 13511v581l-25-350v502" svg:viewBox="0 0 26 734">
          <text:p/>
        </draw:connector>
        <draw:custom-shape draw:style-name="gr28" draw:text-style-name="P14" xml:id="id22" draw:id="id22" draw:layer="layout" svg:width="1.569cm" svg:height="0.867cm" svg:x="13.89cm" svg:y="17.489cm">
          <text:p text:style-name="P1"><text:span text:style-name="T9">rich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9" draw:text-style-name="P10" xml:id="id26" draw:id="id26" draw:layer="layout" svg:width="1.667cm" svg:height="1.111cm" svg:x="16.335cm" svg:y="12.112cm">
          <text:p text:style-name="P1"><text:span text:style-name="T5">AC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3" draw:layer="layout" draw:type="lines" svg:x1="17.169cm" svg:y1="13.223cm" svg:x2="19.633cm" svg:y2="16.591cm" draw:start-shape="id26" draw:start-glue-point="6" draw:end-shape="id21" draw:end-glue-point="0" svg:d="M17169 13223v580l2464 2208v580" svg:viewBox="0 0 2465 3369">
          <text:p/>
        </draw:connector>
        <draw:custom-shape draw:style-name="gr30" draw:text-style-name="P14" xml:id="id27" draw:id="id27" draw:layer="layout" svg:width="1.569cm" svg:height="0.889cm" svg:x="13.89cm" svg:y="15.045cm">
          <text:p text:style-name="P1"><text:span text:style-name="T9">acts</text:span>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1" draw:text-style-name="P14" xml:id="id25" draw:id="id25" draw:layer="layout" svg:width="2.577cm" svg:height="0.979cm" svg:x="20.793cm" svg:y="14.244cm">
          <text:p text:style-name="P1"><text:span text:style-name="T9">dd4he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13" draw:layer="layout" draw:type="lines" svg:x1="22.082cm" svg:y1="15.223cm" svg:x2="19.633cm" svg:y2="16.591cm" draw:start-shape="id25" draw:start-glue-point="6" draw:end-shape="id21" draw:end-glue-point="0" svg:d="M22082 15223v501l-2449 287v580" svg:viewBox="0 0 2450 1369">
          <text:p/>
        </draw:connector>
        <draw:connector draw:style-name="gr8" draw:text-style-name="P13" draw:layer="layout" draw:type="lines" svg:x1="17.169cm" svg:y1="13.223cm" svg:x2="15.459cm" svg:y2="15.489cm" draw:start-shape="id26" draw:start-glue-point="6" draw:end-shape="id27" draw:end-glue-point="7" svg:d="M17169 13223v580l-1209 1686h-501" svg:viewBox="0 0 1711 2267">
          <text:p/>
        </draw:connector>
        <draw:custom-shape draw:style-name="gr32" draw:text-style-name="P15" draw:layer="layout" svg:width="7.271cm" svg:height="6.604cm" svg:x="2.524cm" svg:y="2.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6.601cm" svg:height="1.868cm" svg:x="2.995cm" svg:y="3.323cm">
          <text:list text:style-name="L2">
            <text:list-item>
              <text:p text:style-name="P7"><text:span text:style-name="T4">JANA+EICrecon independent algorithm</text:span></text:p>
            </text:list-item>
            <text:list-item>
              <text:p text:style-name="P7"><text:span text:style-name="T4">EICrecon factory or processor</text:span></text:p>
            </text:list-item>
            <text:list-item>
              <text:p text:style-name="P7"><text:span text:style-name="T4">Analysis processor (if any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7" draw:layer="layout" svg:width="3.064cm" svg:height="0.696cm" svg:x="4.763cm" svg:y="5.254cm">
          <text:p text:style-name="P1"><text:span text:style-name="T1">Output Collection(s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5" draw:text-style-name="P18" draw:layer="layout" svg:width="4.811cm" svg:height="1.032cm" svg:x="4.008cm" svg:y="6.928cm">
          <text:p text:style-name="P1"><text:span text:style-name="T2">Upstream, Downstream,</text:span></text:p>
          <text:p text:style-name="P1"><text:span text:style-name="T2">Other algorithm graphs, et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6" draw:text-style-name="P19" draw:layer="layout" svg:width="4.953cm" svg:height="0.962cm" svg:x="3.286cm" svg:y="2.416cm">
          <draw:text-box>
            <text:p>LEGE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8T01:25:09.947117986</meta:creation-date>
    <dc:date>2023-01-26T18:18:47.353592790</dc:date>
    <meta:editing-duration>P1DT12H23M58S</meta:editing-duration>
    <meta:editing-cycles>42</meta:editing-cycles>
    <meta:generator>LibreOffice/6.0.7.3$Linux_X86_64 LibreOffice_project/00m0$Build-3</meta:generator>
    <meta:document-statistic meta:object-count="62"/>
  </office:meta>
</office:document-meta>
</file>